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89pt"/>
    </style:style>
    <style:style style:name="co2" style:family="table-column">
      <style:table-column-properties fo:break-before="auto" style:column-width="53.01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119.85pt"/>
    </style:style>
    <style:style style:name="co5" style:family="table-column">
      <style:table-column-properties fo:break-before="auto" style:column-width="124.75pt"/>
    </style:style>
    <style:style style:name="co6" style:family="table-column">
      <style:table-column-properties fo:break-before="auto" style:column-width="41.56pt"/>
    </style:style>
    <style:style style:name="co7" style:family="table-column">
      <style:table-column-properties fo:break-before="auto" style:column-width="61.94pt"/>
    </style:style>
    <style:style style:name="co8" style:family="table-column">
      <style:table-column-properties fo:break-before="auto" style:column-width="53.74pt"/>
    </style:style>
    <style:style style:name="co9" style:family="table-column">
      <style:table-column-properties fo:break-before="auto" style:column-width="86.4pt"/>
    </style:style>
    <style:style style:name="co10" style:family="table-column">
      <style:table-column-properties fo:break-before="auto" style:column-width="178.61pt"/>
    </style:style>
    <style:style style:name="co11" style:family="table-column">
      <style:table-column-properties fo:break-before="auto" style:column-width="39.09pt"/>
    </style:style>
    <style:style style:name="co12" style:family="table-column">
      <style:table-column-properties fo:break-before="auto" style:column-width="43.99pt"/>
    </style:style>
    <style:style style:name="co13" style:family="table-column">
      <style:table-column-properties fo:break-before="auto" style:column-width="67.69pt"/>
    </style:style>
    <style:style style:name="co14" style:family="table-column">
      <style:table-column-properties fo:break-before="auto" style:column-width="39.91pt"/>
    </style:style>
    <style:style style:name="co15" style:family="table-column">
      <style:table-column-properties fo:break-before="auto" style:column-width="57.06pt"/>
    </style:style>
    <style:style style:name="co16" style:family="table-column">
      <style:table-column-properties fo:break-before="auto" style:column-width="51.3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23"/>
    <style:style style:name="ce11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10"/>
        <table:table-column table:style-name="co16" table:number-columns-repeated="2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/>
          <table:table-cell table:style-name="ce4" table:number-columns-repeated="2"/>
          <table:table-cell table:style-name="ce6" office:value-type="string" calcext:value-type="string" table:number-columns-spanned="3" table:number-rows-spanned="1">
            <text:p>OS</text:p>
          </table:table-cell>
          <table:covered-table-cell table:number-columns-repeated="2" table:style-name="ce4"/>
          <table:table-cell table:number-columns-repeated="2"/>
          <table:table-cell table:style-name="ce8" office:value-type="string" calcext:value-type="string" table:number-columns-spanned="4" table:number-rows-spanned="1">
            <text:p>Boot time (s)</text:p>
          </table:table-cell>
          <table:covered-table-cell table:number-columns-repeated="3" table:style-name="ce12"/>
          <table:table-cell table:style-name="ce8" office:value-type="string" calcext:value-type="string" table:number-columns-spanned="3" table:number-rows-spanned="1">
            <text:p>kernel rebuild time (s)</text:p>
          </table:table-cell>
          <table:covered-table-cell/>
          <table:covered-table-cell table:style-name="Default"/>
          <table:table-cell table:number-columns-repeated="1007"/>
        </table:table-row>
        <table:table-row table:style-name="ro1">
          <table:table-cell table:style-name="ce1"/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Memory (GB)</text:p>
          </table:table-cell>
          <table:table-cell table:style-name="ce2" office:value-type="string" calcext:value-type="string">
            <text:p>SSD configuration</text:p>
          </table:table-cell>
          <table:table-cell table:style-name="ce2" office:value-type="string" calcext:value-type="string">
            <text:p>HDD configuration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rtitioning</text:p>
          </table:table-cell>
          <table:table-cell table:style-name="ce2" office:value-type="string" calcext:value-type="string">
            <text:p>Format</text:p>
          </table:table-cell>
          <table:table-cell table:style-name="ce2" office:value-type="string" calcext:value-type="string">
            <text:p>Build path</text:p>
          </table:table-cell>
          <table:table-cell table:style-name="ce2" office:value-type="string" calcext:value-type="string">
            <text:p>ID</text:p>
          </table:table-cell>
          <table:table-cell table:style-name="ce9" office:value-type="string" calcext:value-type="string">
            <text:p>kernel</text:p>
          </table:table-cell>
          <table:table-cell table:style-name="ce9" office:value-type="string" calcext:value-type="string">
            <text:p>initrd</text:p>
          </table:table-cell>
          <table:table-cell table:style-name="ce9" office:value-type="string" calcext:value-type="string">
            <text:p>userspace</text:p>
          </table:table-cell>
          <table:table-cell table:style-name="ce9" office:value-type="string" calcext:value-type="string">
            <text:p>total</text:p>
          </table:table-cell>
          <table:table-cell table:style-name="ce9" office:value-type="string" calcext:value-type="string">
            <text:p>user</text:p>
          </table:table-cell>
          <table:table-cell table:style-name="ce9" office:value-type="string" calcext:value-type="string">
            <text:p>sys</text:p>
          </table:table-cell>
          <table:table-cell table:style-name="ce9" office:value-type="string" calcext:value-type="string">
            <text:p>real</text:p>
          </table:table-cell>
          <table:table-cell table:number-columns-repeated="2"/>
          <table:table-cell table:style-name="ce1" table:number-columns-repeated="1005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xfs</text:p>
          </table:table-cell>
          <table:table-cell office:value-type="float" office:value="1.682" calcext:value-type="float">
            <text:p>1.682</text:p>
          </table:table-cell>
          <table:table-cell office:value-type="float" office:value="3.483" calcext:value-type="float">
            <text:p>3.483</text:p>
          </table:table-cell>
          <table:table-cell office:value-type="float" office:value="9.039" calcext:value-type="float">
            <text:p>9.039</text:p>
          </table:table-cell>
          <table:table-cell office:value-type="float" office:value="14.205" calcext:value-type="float">
            <text:p>14.205</text:p>
          </table:table-cell>
          <table:table-cell table:formula="of:=145*60+8.108" office:value-type="float" office:value="8708.108" calcext:value-type="float">
            <text:p>8708.108</text:p>
          </table:table-cell>
          <table:table-cell table:formula="of:=24*60+23.556" office:value-type="float" office:value="1463.556" calcext:value-type="float">
            <text:p>1463.556</text:p>
          </table:table-cell>
          <table:table-cell table:formula="of:=47*60+10.271" office:value-type="float" office:value="2830.271" calcext:value-type="float">
            <text:p>2830.27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-removed</text:p>
          </table:table-cell>
          <table:table-cell office:value-type="float" office:value="1.692" calcext:value-type="float">
            <text:p>1.692</text:p>
          </table:table-cell>
          <table:table-cell office:value-type="float" office:value="3.346" calcext:value-type="float">
            <text:p>3.346</text:p>
          </table:table-cell>
          <table:table-cell office:value-type="float" office:value="41.974" calcext:value-type="float">
            <text:p>41.974</text:p>
          </table:table-cell>
          <table:table-cell office:value-type="float" office:value="47.013" calcext:value-type="float">
            <text:p>47.013</text:p>
          </table:table-cell>
          <table:table-cell table:formula="of:=144*60+54.837" office:value-type="float" office:value="8694.837" calcext:value-type="float">
            <text:p>8694.837</text:p>
          </table:table-cell>
          <table:table-cell table:formula="of:=24*60+15.894" office:value-type="float" office:value="1455.894" calcext:value-type="float">
            <text:p>1455.894</text:p>
          </table:table-cell>
          <table:table-cell table:formula="of:=47*60+22.208" office:value-type="float" office:value="2842.208" calcext:value-type="float">
            <text:p>2842.20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mbt-ext4</text:p>
          </table:table-cell>
          <table:table-cell office:value-type="float" office:value="2.011" calcext:value-type="float">
            <text:p>2.011</text:p>
          </table:table-cell>
          <table:table-cell office:value-type="float" office:value="9.977" calcext:value-type="float">
            <text:p>9.977</text:p>
          </table:table-cell>
          <table:table-cell office:value-type="float" office:value="13.218" calcext:value-type="float">
            <text:p>13.218</text:p>
          </table:table-cell>
          <table:table-cell office:value-type="float" office:value="25.207" calcext:value-type="float">
            <text:p>25.207</text:p>
          </table:table-cell>
          <table:table-cell office:value-type="float" office:value="8689.88" calcext:value-type="float">
            <text:p>8689.880</text:p>
          </table:table-cell>
          <table:table-cell office:value-type="float" office:value="1456.2" calcext:value-type="float">
            <text:p>1456.200</text:p>
          </table:table-cell>
          <table:table-cell table:formula="of:=47*60+41.14" office:value-type="float" office:value="2861.14" calcext:value-type="float">
            <text:p>2861.1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xfs</text:p>
          </table:table-cell>
          <table:table-cell office:value-type="float" office:value="2.066" calcext:value-type="float">
            <text:p>2.066</text:p>
          </table:table-cell>
          <table:table-cell office:value-type="float" office:value="3.65" calcext:value-type="float">
            <text:p>3.650</text:p>
          </table:table-cell>
          <table:table-cell office:value-type="float" office:value="13.673" calcext:value-type="float">
            <text:p>13.673</text:p>
          </table:table-cell>
          <table:table-cell office:value-type="float" office:value="19.39" calcext:value-type="float">
            <text:p>19.390</text:p>
          </table:table-cell>
          <table:table-cell table:formula="of:=145*60+8.843" office:value-type="float" office:value="8708.843" calcext:value-type="float">
            <text:p>8708.843</text:p>
          </table:table-cell>
          <table:table-cell table:formula="of:=24*60+37.818" office:value-type="float" office:value="1477.818" calcext:value-type="float">
            <text:p>1477.818</text:p>
          </table:table-cell>
          <table:table-cell table:formula="of:=47*60+14.399" office:value-type="float" office:value="2834.399" calcext:value-type="float">
            <text:p>2834.39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414" calcext:value-type="float">
            <text:p>10.414</text:p>
          </table:table-cell>
          <table:table-cell office:value-type="float" office:value="12.901" calcext:value-type="float">
            <text:p>12.901</text:p>
          </table:table-cell>
          <table:table-cell office:value-type="float" office:value="25.356" calcext:value-type="float">
            <text:p>25.356</text:p>
          </table:table-cell>
          <table:table-cell table:formula="of:=144*60+46.987" office:value-type="float" office:value="8686.987" calcext:value-type="float">
            <text:p>8686.987</text:p>
          </table:table-cell>
          <table:table-cell table:formula="of:=24*60+29.945" office:value-type="float" office:value="1469.945" calcext:value-type="float">
            <text:p>1469.945</text:p>
          </table:table-cell>
          <table:table-cell table:formula="of:=47*60+22.183" office:value-type="float" office:value="2842.183" calcext:value-type="float">
            <text:p>2842.18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btr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ssd-lvm-btrfs</text:p>
          </table:table-cell>
          <table:table-cell office:value-type="float" office:value="2.032" calcext:value-type="float">
            <text:p>2.032</text:p>
          </table:table-cell>
          <table:table-cell office:value-type="float" office:value="3.417" calcext:value-type="float">
            <text:p>3.417</text:p>
          </table:table-cell>
          <table:table-cell office:value-type="float" office:value="12.007" calcext:value-type="float">
            <text:p>12.007</text:p>
          </table:table-cell>
          <table:table-cell office:value-type="float" office:value="17.457" calcext:value-type="float">
            <text:p>17.457</text:p>
          </table:table-cell>
          <table:table-cell office:value-type="float" office:value="8712.08" calcext:value-type="float">
            <text:p>8712.080</text:p>
          </table:table-cell>
          <table:table-cell office:value-type="float" office:value="1548.3" calcext:value-type="float">
            <text:p>1548.300</text:p>
          </table:table-cell>
          <table:table-cell table:formula="of:=49*60+3.71" office:value-type="float" office:value="2943.71" calcext:value-type="float">
            <text:p>2943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/ZFS</text:p>
          </table:table-cell>
          <table:table-cell office:value-type="string" calcext:value-type="string">
            <text:p>SSD (ZFS)</text:p>
          </table:table-cell>
          <table:table-cell office:value-type="string" calcext:value-type="string">
            <text:p>ssd-mbt-ext4-root-ssd-zfs-home/</text:p>
          </table:table-cell>
          <table:table-cell office:value-type="float" office:value="2.031" calcext:value-type="float">
            <text:p>2.031</text:p>
          </table:table-cell>
          <table:table-cell office:value-type="float" office:value="10.258" calcext:value-type="float">
            <text:p>10.258</text:p>
          </table:table-cell>
          <table:table-cell office:value-type="float" office:value="13.159" calcext:value-type="float">
            <text:p>13.159</text:p>
          </table:table-cell>
          <table:table-cell office:value-type="float" office:value="25.45" calcext:value-type="float">
            <text:p>25.450</text:p>
          </table:table-cell>
          <table:table-cell office:value-type="float" office:value="8945.94" calcext:value-type="float">
            <text:p>8945.940</text:p>
          </table:table-cell>
          <table:table-cell office:value-type="float" office:value="2668.75" calcext:value-type="float">
            <text:p>2668.750</text:p>
          </table:table-cell>
          <table:table-cell table:formula="of:=1*3600+15*60+39" office:value-type="float" office:value="4539" calcext:value-type="float">
            <text:p>4539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</text:p>
          </table:table-cell>
          <table:table-cell office:value-type="float" office:value="2.055" calcext:value-type="float">
            <text:p>2.055</text:p>
          </table:table-cell>
          <table:table-cell office:value-type="float" office:value="3.62" calcext:value-type="float">
            <text:p>3.620</text:p>
          </table:table-cell>
          <table:table-cell office:value-type="float" office:value="13.694" calcext:value-type="float">
            <text:p>13.694</text:p>
          </table:table-cell>
          <table:table-cell office:value-type="float" office:value="19.37" calcext:value-type="float">
            <text:p>19.370</text:p>
          </table:table-cell>
          <table:table-cell office:value-type="float" office:value="8668.21" calcext:value-type="float">
            <text:p>8668.210</text:p>
          </table:table-cell>
          <table:table-cell office:value-type="float" office:value="1460.53" calcext:value-type="float">
            <text:p>1460.530</text:p>
          </table:table-cell>
          <table:table-cell table:formula="of:=48*60+5.19" office:value-type="float" office:value="2885.19" calcext:value-type="float">
            <text:p>2885.1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G2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G2 SSD</text:p>
          </table:table-cell>
          <table:table-cell office:value-type="string" calcext:value-type="string">
            <text:p>single-g2-ssd-lvm-xfs-removed</text:p>
          </table:table-cell>
          <table:table-cell office:value-type="float" office:value="2.056" calcext:value-type="float">
            <text:p>2.056</text:p>
          </table:table-cell>
          <table:table-cell office:value-type="float" office:value="3.599" calcext:value-type="float">
            <text:p>3.599</text:p>
          </table:table-cell>
          <table:table-cell office:value-type="float" office:value="13.712" calcext:value-type="float">
            <text:p>13.712</text:p>
          </table:table-cell>
          <table:table-cell office:value-type="float" office:value="19.368" calcext:value-type="float">
            <text:p>19.368</text:p>
          </table:table-cell>
          <table:table-cell office:value-type="float" office:value="10189.7" calcext:value-type="float">
            <text:p>10189.700</text:p>
          </table:table-cell>
          <table:table-cell office:value-type="float" office:value="2146.64" calcext:value-type="float">
            <text:p>2146.640</text:p>
          </table:table-cell>
          <table:table-cell table:formula="of:=1*3600+2*60+18" office:value-type="float" office:value="3738" calcext:value-type="float">
            <text:p>3738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dual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10.486" calcext:value-type="float">
            <text:p>10.486</text:p>
          </table:table-cell>
          <table:table-cell office:value-type="float" office:value="11.949" calcext:value-type="float">
            <text:p>11.949</text:p>
          </table:table-cell>
          <table:table-cell office:value-type="float" office:value="24.5" calcext:value-type="float">
            <text:p>24.500</text:p>
          </table:table-cell>
          <table:table-cell office:value-type="float" office:value="8706.93" calcext:value-type="float">
            <text:p>8706.930</text:p>
          </table:table-cell>
          <table:table-cell office:value-type="float" office:value="1467.13" calcext:value-type="float">
            <text:p>1467.130</text:p>
          </table:table-cell>
          <table:table-cell table:formula="of:=46*60+59.68" office:value-type="float" office:value="2819.68" calcext:value-type="float">
            <text:p>2819.6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0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0-ssd-lvm-xfs</text:p>
          </table:table-cell>
          <table:table-cell office:value-type="float" office:value="2.064" calcext:value-type="float">
            <text:p>2.064</text:p>
          </table:table-cell>
          <table:table-cell office:value-type="float" office:value="3.744" calcext:value-type="float">
            <text:p>3.744</text:p>
          </table:table-cell>
          <table:table-cell office:value-type="float" office:value="13.626" calcext:value-type="float">
            <text:p>13.626</text:p>
          </table:table-cell>
          <table:table-cell office:value-type="float" office:value="19.434" calcext:value-type="float">
            <text:p>19.434</text:p>
          </table:table-cell>
          <table:table-cell office:value-type="float" office:value="8687.75" calcext:value-type="float">
            <text:p>8687.750</text:p>
          </table:table-cell>
          <table:table-cell office:value-type="float" office:value="1471.25" calcext:value-type="float">
            <text:p>1471.250</text:p>
          </table:table-cell>
          <table:table-cell table:formula="of:=49*60+33.96" office:value-type="float" office:value="2973.96" calcext:value-type="float">
            <text:p>2973.9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D RAID 1 SSD 256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md-raid1-ssd-lvm-xfs</text:p>
          </table:table-cell>
          <table:table-cell office:value-type="float" office:value="2.058" calcext:value-type="float">
            <text:p>2.058</text:p>
          </table:table-cell>
          <table:table-cell office:value-type="float" office:value="10.459" calcext:value-type="float">
            <text:p>10.459</text:p>
          </table:table-cell>
          <table:table-cell office:value-type="float" office:value="12.882" calcext:value-type="float">
            <text:p>12.882</text:p>
          </table:table-cell>
          <table:table-cell office:value-type="float" office:value="25.4" calcext:value-type="float">
            <text:p>25.400</text:p>
          </table:table-cell>
          <table:table-cell office:value-type="float" office:value="8755.24" calcext:value-type="float">
            <text:p>8755.240</text:p>
          </table:table-cell>
          <table:table-cell office:value-type="float" office:value="1486.28" calcext:value-type="float">
            <text:p>1486.280</text:p>
          </table:table-cell>
          <table:table-cell table:formula="of:=52*60+45.72" office:value-type="float" office:value="3165.72" calcext:value-type="float">
            <text:p>316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ngle encrypted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ingle-encrypted-ssd-lvm-xfs</text:p>
          </table:table-cell>
          <table:table-cell office:value-type="float" office:value="2.069" calcext:value-type="float">
            <text:p>2.069</text:p>
          </table:table-cell>
          <table:table-cell office:value-type="float" office:value="9.026" calcext:value-type="float">
            <text:p>9.026</text:p>
          </table:table-cell>
          <table:table-cell office:value-type="float" office:value="11.378" calcext:value-type="float">
            <text:p>11.378</text:p>
          </table:table-cell>
          <table:table-cell office:value-type="float" office:value="22.474" calcext:value-type="float">
            <text:p>22.474</text:p>
          </table:table-cell>
          <table:table-cell office:value-type="float" office:value="8693.35" calcext:value-type="float">
            <text:p>8693.350</text:p>
          </table:table-cell>
          <table:table-cell office:value-type="float" office:value="1475.11" calcext:value-type="float">
            <text:p>1475.110</text:p>
          </table:table-cell>
          <table:table-cell table:formula="of:=48*60+50.52" office:value-type="float" office:value="2930.52" calcext:value-type="float">
            <text:p>2930.5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600 GB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hdd-mbt-ext4</text:p>
          </table:table-cell>
          <table:table-cell office:value-type="float" office:value="1.697" calcext:value-type="float">
            <text:p>1.697</text:p>
          </table:table-cell>
          <table:table-cell office:value-type="float" office:value="10.394" calcext:value-type="float">
            <text:p>10.394</text:p>
          </table:table-cell>
          <table:table-cell table:formula="of:=1*60+1.564" office:value-type="float" office:value="61.564" calcext:value-type="float">
            <text:p>61.564</text:p>
          </table:table-cell>
          <table:table-cell table:formula="of:=1*60+13.656" office:value-type="float" office:value="73.656" calcext:value-type="float">
            <text:p>73.656</text:p>
          </table:table-cell>
          <table:table-cell table:formula="of:=147*60+50.696" office:value-type="float" office:value="8870.696" calcext:value-type="float">
            <text:p>8870.696</text:p>
          </table:table-cell>
          <table:table-cell table:formula="of:=25*60+28.073" office:value-type="float" office:value="1528.073" calcext:value-type="float">
            <text:p>1528.073</text:p>
          </table:table-cell>
          <table:table-cell table:formula="of:=64*60+45.844" office:value-type="float" office:value="3885.844" calcext:value-type="float">
            <text:p>3885.84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24" calcext:value-type="float">
            <text:p>2.024</text:p>
          </table:table-cell>
          <table:table-cell office:value-type="float" office:value="11.879" calcext:value-type="float">
            <text:p>11.879</text:p>
          </table:table-cell>
          <table:table-cell table:formula="of:=1*60+27.44" office:value-type="float" office:value="87.44" calcext:value-type="float">
            <text:p>87.440</text:p>
          </table:table-cell>
          <table:table-cell table:formula="of:=1*60+41.344" office:value-type="float" office:value="101.344" calcext:value-type="float">
            <text:p>101.344</text:p>
          </table:table-cell>
          <table:table-cell table:formula="of:=145*60+9.167" office:value-type="float" office:value="8709.167" calcext:value-type="float">
            <text:p>8709.167</text:p>
          </table:table-cell>
          <table:table-cell table:formula="of:=24*60+35.436" office:value-type="float" office:value="1475.436" calcext:value-type="float">
            <text:p>1475.436</text:p>
          </table:table-cell>
          <table:table-cell table:formula="of:=44*60+28.288" office:value-type="float" office:value="2668.288" calcext:value-type="float">
            <text:p>2668.2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xfs-removed</text:p>
          </table:table-cell>
          <table:table-cell office:value-type="float" office:value="2.073" calcext:value-type="float">
            <text:p>2.073</text:p>
          </table:table-cell>
          <table:table-cell office:value-type="float" office:value="11.282" calcext:value-type="float">
            <text:p>11.282</text:p>
          </table:table-cell>
          <table:table-cell office:value-type="float" office:value="14.151" calcext:value-type="float">
            <text:p>14.151</text:p>
          </table:table-cell>
          <table:table-cell office:value-type="float" office:value="27.507" calcext:value-type="float">
            <text:p>27.507</text:p>
          </table:table-cell>
          <table:table-cell office:value-type="float" office:value="9706.95" calcext:value-type="float">
            <text:p>9706.950</text:p>
          </table:table-cell>
          <table:table-cell office:value-type="float" office:value="1822.71" calcext:value-type="float">
            <text:p>1822.710</text:p>
          </table:table-cell>
          <table:table-cell table:formula="of:=49*60+28.79" office:value-type="float" office:value="2968.79" calcext:value-type="float">
            <text:p>2968.7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-removed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9*60+59.413" office:value-type="float" office:value="8999.413" calcext:value-type="float">
            <text:p>8999.413</text:p>
          </table:table-cell>
          <table:table-cell table:formula="of:=26*60+1.49" office:value-type="float" office:value="1561.49" calcext:value-type="float">
            <text:p>1561.490</text:p>
          </table:table-cell>
          <table:table-cell table:formula="of:=75*60+11.309" office:value-type="float" office:value="4511.309" calcext:value-type="float">
            <text:p>4511.30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-removed2</text:p>
          </table:table-cell>
          <table:table-cell table:formula="of:=2.055" office:value-type="float" office:value="2.055" calcext:value-type="float">
            <text:p>2.055</text:p>
          </table:table-cell>
          <table:table-cell table:formula="of:=12.488" office:value-type="float" office:value="12.488" calcext:value-type="float">
            <text:p>12.488</text:p>
          </table:table-cell>
          <table:table-cell table:formula="of:=1*60+55.539" office:value-type="float" office:value="115.539" calcext:value-type="float">
            <text:p>115.539</text:p>
          </table:table-cell>
          <table:table-cell table:formula="of:=2*60+10.083" office:value-type="float" office:value="130.083" calcext:value-type="float">
            <text:p>130.083</text:p>
          </table:table-cell>
          <table:table-cell table:formula="of:=150*60+40.992" office:value-type="float" office:value="9040.992" calcext:value-type="float">
            <text:p>9040.992</text:p>
          </table:table-cell>
          <table:table-cell table:formula="of:=26*60+26.134" office:value-type="float" office:value="1586.134" calcext:value-type="float">
            <text:p>1586.134</text:p>
          </table:table-cell>
          <table:table-cell table:formula="of:=70*60+43.761" office:value-type="float" office:value="4243.761" calcext:value-type="float">
            <text:p>4243.76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XFS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xfs</text:p>
          </table:table-cell>
          <table:table-cell office:value-type="float" office:value="2.046" calcext:value-type="float">
            <text:p>2.046</text:p>
          </table:table-cell>
          <table:table-cell office:value-type="float" office:value="11.023" calcext:value-type="float">
            <text:p>11.023</text:p>
          </table:table-cell>
          <table:table-cell office:value-type="float" office:value="16.515" calcext:value-type="float">
            <text:p>16.515</text:p>
          </table:table-cell>
          <table:table-cell office:value-type="float" office:value="29.585" calcext:value-type="float">
            <text:p>29.585</text:p>
          </table:table-cell>
          <table:table-cell office:value-type="float" office:value="8699.3" calcext:value-type="float">
            <text:p>8699.300</text:p>
          </table:table-cell>
          <table:table-cell office:value-type="float" office:value="1459.61" calcext:value-type="float">
            <text:p>1459.610</text:p>
          </table:table-cell>
          <table:table-cell table:formula="of:=44*60+19.04" office:value-type="float" office:value="2659.04" calcext:value-type="float">
            <text:p>2659.04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-pass2</text:p>
          </table:table-cell>
          <table:table-cell office:value-type="float" office:value="2.077" calcext:value-type="float">
            <text:p>2.077</text:p>
          </table:table-cell>
          <table:table-cell office:value-type="float" office:value="11.482" calcext:value-type="float">
            <text:p>11.482</text:p>
          </table:table-cell>
          <table:table-cell office:value-type="float" office:value="15.073" calcext:value-type="float">
            <text:p>15.073</text:p>
          </table:table-cell>
          <table:table-cell office:value-type="float" office:value="28.633" calcext:value-type="float">
            <text:p>28.633</text:p>
          </table:table-cell>
          <table:table-cell office:value-type="float" office:value="8727.3" calcext:value-type="float">
            <text:p>8727.300</text:p>
          </table:table-cell>
          <table:table-cell office:value-type="float" office:value="1476.71" calcext:value-type="float">
            <text:p>1476.710</text:p>
          </table:table-cell>
          <table:table-cell table:formula="of:=46*60+47.02" office:value-type="float" office:value="2807.02" calcext:value-type="float">
            <text:p>2807.0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d-raid10-hdd-lvm-ext4</text:p>
          </table:table-cell>
          <table:table-cell office:value-type="float" office:value="2.046" calcext:value-type="float">
            <text:p>2.046</text:p>
          </table:table-cell>
          <table:table-cell office:value-type="float" office:value="10.918" calcext:value-type="float">
            <text:p>10.918</text:p>
          </table:table-cell>
          <table:table-cell office:value-type="float" office:value="14.527" calcext:value-type="float">
            <text:p>14.527</text:p>
          </table:table-cell>
          <table:table-cell office:value-type="float" office:value="27.492" calcext:value-type="float">
            <text:p>27.492</text:p>
          </table:table-cell>
          <table:table-cell office:value-type="float" office:value="8756.84" calcext:value-type="float">
            <text:p>8756.840</text:p>
          </table:table-cell>
          <table:table-cell office:value-type="float" office:value="1491.41" calcext:value-type="float">
            <text:p>1491.410</text:p>
          </table:table-cell>
          <table:table-cell table:formula="of:=47*60+20.33" office:value-type="float" office:value="2840.33" calcext:value-type="float">
            <text:p>2840.3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ingle-ssd-md-raid10-hdd-lvm-ext4</text:p>
          </table:table-cell>
          <table:table-cell office:value-type="float" office:value="2.054" calcext:value-type="float">
            <text:p>2.054</text:p>
          </table:table-cell>
          <table:table-cell office:value-type="float" office:value="10.233" calcext:value-type="float">
            <text:p>10.233</text:p>
          </table:table-cell>
          <table:table-cell office:value-type="float" office:value="15.207" calcext:value-type="float">
            <text:p>15.207</text:p>
          </table:table-cell>
          <table:table-cell office:value-type="float" office:value="27.494" calcext:value-type="float">
            <text:p>27.494</text:p>
          </table:table-cell>
          <table:table-cell table:formula="of:=8704.03" office:value-type="float" office:value="8704.03" calcext:value-type="float">
            <text:p>8704.030</text:p>
          </table:table-cell>
          <table:table-cell office:value-type="float" office:value="1468.35" calcext:value-type="float">
            <text:p>1468.350</text:p>
          </table:table-cell>
          <table:table-cell table:formula="of:=47*60+7.98" office:value-type="float" office:value="2827.98" calcext:value-type="float">
            <text:p>2827.98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-removed</text:p>
          </table:table-cell>
          <table:table-cell office:value-type="float" office:value="2.01" calcext:value-type="float">
            <text:p>2.010</text:p>
          </table:table-cell>
          <table:table-cell office:value-type="float" office:value="11.131" calcext:value-type="float">
            <text:p>11.131</text:p>
          </table:table-cell>
          <table:table-cell table:formula="of:=1*60+19.179" office:value-type="float" office:value="79.179" calcext:value-type="float">
            <text:p>79.179</text:p>
          </table:table-cell>
          <table:table-cell table:formula="of:=1*60+32.32" office:value-type="float" office:value="92.32" calcext:value-type="float">
            <text:p>92.320</text:p>
          </table:table-cell>
          <table:table-cell table:formula="of:=150*60+20.835" office:value-type="float" office:value="9020.835" calcext:value-type="float">
            <text:p>9020.835</text:p>
          </table:table-cell>
          <table:table-cell table:formula="of:=26*60+7.299" office:value-type="float" office:value="1567.299" calcext:value-type="float">
            <text:p>1567.299</text:p>
          </table:table-cell>
          <table:table-cell table:formula="of:=66*60+11.084" office:value-type="float" office:value="3971.084" calcext:value-type="float">
            <text:p>3971.08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0-mbt-ext4</text:p>
          </table:table-cell>
          <table:table-cell office:value-type="float" office:value="2.033" calcext:value-type="float">
            <text:p>2.033</text:p>
          </table:table-cell>
          <table:table-cell office:value-type="float" office:value="10.607" calcext:value-type="float">
            <text:p>10.607</text:p>
          </table:table-cell>
          <table:table-cell office:value-type="float" office:value="14.884" calcext:value-type="float">
            <text:p>14.884</text:p>
          </table:table-cell>
          <table:table-cell office:value-type="float" office:value="27.525" calcext:value-type="float">
            <text:p>27.525</text:p>
          </table:table-cell>
          <table:table-cell office:value-type="float" office:value="8721.75" calcext:value-type="float">
            <text:p>8721.750</text:p>
          </table:table-cell>
          <table:table-cell office:value-type="float" office:value="1480.4" calcext:value-type="float">
            <text:p>1480.400</text:p>
          </table:table-cell>
          <table:table-cell table:formula="of:=46*60+55.77" office:value-type="float" office:value="2815.77" calcext:value-type="float">
            <text:p>2815.77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-removed</text:p>
          </table:table-cell>
          <table:table-cell office:value-type="float" office:value="2.045" calcext:value-type="float">
            <text:p>2.045</text:p>
          </table:table-cell>
          <table:table-cell office:value-type="float" office:value="14.378" calcext:value-type="float">
            <text:p>14.378</text:p>
          </table:table-cell>
          <table:table-cell office:value-type="float" office:value="16.094" calcext:value-type="float">
            <text:p>16.094</text:p>
          </table:table-cell>
          <table:table-cell office:value-type="float" office:value="32.518" calcext:value-type="float">
            <text:p>32.518</text:p>
          </table:table-cell>
          <table:table-cell table:formula="of:=330*60+22.321" office:value-type="float" office:value="19822.321" calcext:value-type="float">
            <text:p>19822.321</text:p>
          </table:table-cell>
          <table:table-cell table:formula="of:=56*60+49.08" office:value-type="float" office:value="3409.08" calcext:value-type="float">
            <text:p>3409.080</text:p>
          </table:table-cell>
          <table:table-cell table:formula="of:=116*60+26.988" office:value-type="float" office:value="6986.988" calcext:value-type="float">
            <text:p>6986.98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 HDD LSI RADI1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lsi-raid1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10.84" calcext:value-type="float">
            <text:p>10.840</text:p>
          </table:table-cell>
          <table:table-cell office:value-type="float" office:value="14.608" calcext:value-type="float">
            <text:p>14.608</text:p>
          </table:table-cell>
          <table:table-cell office:value-type="float" office:value="27.487" calcext:value-type="float">
            <text:p>27.487</text:p>
          </table:table-cell>
          <table:table-cell office:value-type="float" office:value="8770.08" calcext:value-type="float">
            <text:p>8770.080</text:p>
          </table:table-cell>
          <table:table-cell office:value-type="float" office:value="1482.52" calcext:value-type="float">
            <text:p>1482.520</text:p>
          </table:table-cell>
          <table:table-cell table:formula="of:=48*60+4.71" office:value-type="float" office:value="2884.71" calcext:value-type="float">
            <text:p>2884.71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VM SSD + G2</text:p>
          </table:table-cell>
          <table:table-cell office:value-type="string" calcext:value-type="string">
            <text:p>4 HDD LVM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g2-ssd-lvm-ext4-hdd-lvm-raid10-ext4</text:p>
          </table:table-cell>
          <table:table-cell office:value-type="float" office:value="2.027" calcext:value-type="float">
            <text:p>2.027</text:p>
          </table:table-cell>
          <table:table-cell office:value-type="float" office:value="10.289" calcext:value-type="float">
            <text:p>10.289</text:p>
          </table:table-cell>
          <table:table-cell office:value-type="float" office:value="15.035" calcext:value-type="float">
            <text:p>15.035</text:p>
          </table:table-cell>
          <table:table-cell office:value-type="float" office:value="27.352" calcext:value-type="float">
            <text:p>27.352</text:p>
          </table:table-cell>
          <table:table-cell office:value-type="float" office:value="8690.61" calcext:value-type="float">
            <text:p>8690.610</text:p>
          </table:table-cell>
          <table:table-cell office:value-type="float" office:value="1459.19" calcext:value-type="float">
            <text:p>1459.190</text:p>
          </table:table-cell>
          <table:table-cell table:formula="of:=52*60+35.72" office:value-type="float" office:value="3155.72" calcext:value-type="float">
            <text:p>3155.72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+ G2 lvmcache</text:p>
          </table:table-cell>
          <table:table-cell office:value-type="string" calcext:value-type="string">
            <text:p>4 HDD MD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sd-lvmcache-md-raid10-hdd-lvm-ext4</text:p>
          </table:table-cell>
          <table:table-cell office:value-type="float" office:value="2.039" calcext:value-type="float">
            <text:p>2.039</text:p>
          </table:table-cell>
          <table:table-cell office:value-type="float" office:value="3.612" calcext:value-type="float">
            <text:p>3.612</text:p>
          </table:table-cell>
          <table:table-cell office:value-type="float" office:value="22.019" calcext:value-type="float">
            <text:p>22.019</text:p>
          </table:table-cell>
          <table:table-cell office:value-type="float" office:value="27.671" calcext:value-type="float">
            <text:p>27.671</text:p>
          </table:table-cell>
          <table:table-cell office:value-type="float" office:value="8707.06" calcext:value-type="float">
            <text:p>8707.060</text:p>
          </table:table-cell>
          <table:table-cell office:value-type="float" office:value="1469.72" calcext:value-type="float">
            <text:p>1469.720</text:p>
          </table:table-cell>
          <table:table-cell table:formula="of:=50*60+43.99" office:value-type="float" office:value="3043.99" calcext:value-type="float">
            <text:p>3043.99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+ G2 lvmcache</text:p>
          </table:table-cell>
          <table:table-cell office:value-type="string" calcext:value-type="string">
            <text:p>8 HDD LVM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sd-lvm-cache-raid10-hdd-stripe2-ext4</text:p>
          </table:table-cell>
          <table:table-cell office:value-type="float" office:value="2.067" calcext:value-type="float">
            <text:p>2.067</text:p>
          </table:table-cell>
          <table:table-cell office:value-type="float" office:value="9.355" calcext:value-type="float">
            <text:p>9.355</text:p>
          </table:table-cell>
          <table:table-cell office:value-type="float" office:value="50.658" calcext:value-type="float">
            <text:p>50.658</text:p>
          </table:table-cell>
          <table:table-cell office:value-type="float" office:value="62.082" calcext:value-type="float">
            <text:p>62.082</text:p>
          </table:table-cell>
          <table:table-cell office:value-type="float" office:value="9897.85" calcext:value-type="float">
            <text:p>9897.850</text:p>
          </table:table-cell>
          <table:table-cell office:value-type="float" office:value="2013.79" calcext:value-type="float">
            <text:p>2013.790</text:p>
          </table:table-cell>
          <table:table-cell table:formula="of:=59*60+9.16" office:value-type="float" office:value="3549.16" calcext:value-type="float">
            <text:p>3549.1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+ G2 lvmcache</text:p>
          </table:table-cell>
          <table:table-cell office:value-type="string" calcext:value-type="string">
            <text:p>8 HDD LVM RAID10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ssd-lvm-cache-raid10-hdd-stripe4-ext4</text:p>
          </table:table-cell>
          <table:table-cell office:value-type="float" office:value="2.04" calcext:value-type="float">
            <text:p>2.040</text:p>
          </table:table-cell>
          <table:table-cell office:value-type="float" office:value="9.468" calcext:value-type="float">
            <text:p>9.468</text:p>
          </table:table-cell>
          <table:table-cell office:value-type="float" office:value="55.924" calcext:value-type="float">
            <text:p>55.924</text:p>
          </table:table-cell>
          <table:table-cell office:value-type="float" office:value="67.433" calcext:value-type="float">
            <text:p>67.433</text:p>
          </table:table-cell>
          <table:table-cell office:value-type="float" office:value="8702.86" calcext:value-type="float">
            <text:p>8702.860</text:p>
          </table:table-cell>
          <table:table-cell office:value-type="float" office:value="1479.89" calcext:value-type="float">
            <text:p>1479.890</text:p>
          </table:table-cell>
          <table:table-cell table:formula="of:=53*60+49.63" office:value-type="float" office:value="3229.63" calcext:value-type="float">
            <text:p>3229.63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SD OS + 6 SSD hom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6-ssd-lvm-ext4</text:p>
          </table:table-cell>
          <table:table-cell office:value-type="float" office:value="2.059" calcext:value-type="float">
            <text:p>2.059</text:p>
          </table:table-cell>
          <table:table-cell office:value-type="float" office:value="10.547" calcext:value-type="float">
            <text:p>10.547</text:p>
          </table:table-cell>
          <table:table-cell office:value-type="float" office:value="19.001" calcext:value-type="float">
            <text:p>19.001</text:p>
          </table:table-cell>
          <table:table-cell office:value-type="float" office:value="31.608" calcext:value-type="float">
            <text:p>31.608</text:p>
          </table:table-cell>
          <table:table-cell office:value-type="float" office:value="8645.12" calcext:value-type="float">
            <text:p>8645.120</text:p>
          </table:table-cell>
          <table:table-cell office:value-type="float" office:value="1441.93" calcext:value-type="float">
            <text:p>1441.930</text:p>
          </table:table-cell>
          <table:table-cell table:formula="of:=38*60+15.4" office:value-type="float" office:value="2295.4" calcext:value-type="float">
            <text:p>2295.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4 HDD LVM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4-hdd-lvm-ext4</text:p>
          </table:table-cell>
          <table:table-cell office:value-type="float" office:value="2.035" calcext:value-type="float">
            <text:p>2.035</text:p>
          </table:table-cell>
          <table:table-cell office:value-type="float" office:value="3.606" calcext:value-type="float">
            <text:p>3.606</text:p>
          </table:table-cell>
          <table:table-cell office:value-type="float" office:value="49.835" calcext:value-type="float">
            <text:p>49.835</text:p>
          </table:table-cell>
          <table:table-cell office:value-type="float" office:value="55.478" calcext:value-type="float">
            <text:p>55.478</text:p>
          </table:table-cell>
          <table:table-cell office:value-type="float" office:value="10192.13" calcext:value-type="float">
            <text:p>10192.130</text:p>
          </table:table-cell>
          <table:table-cell office:value-type="float" office:value="2126.84" calcext:value-type="float">
            <text:p>2126.840</text:p>
          </table:table-cell>
          <table:table-cell table:formula="of:=1*3600+60*4+17" office:value-type="float" office:value="3857" calcext:value-type="float">
            <text:p>3857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8 HDD LVM, stride 8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-hdd-stride-8-lvm-ext4</text:p>
          </table:table-cell>
          <table:table-cell office:value-type="float" office:value="2.066" calcext:value-type="float">
            <text:p>2.066</text:p>
          </table:table-cell>
          <table:table-cell office:value-type="float" office:value="9.407" calcext:value-type="float">
            <text:p>9.407</text:p>
          </table:table-cell>
          <table:table-cell office:value-type="float" office:value="46.186" calcext:value-type="float">
            <text:p>46.186</text:p>
          </table:table-cell>
          <table:table-cell office:value-type="float" office:value="57.66" calcext:value-type="float">
            <text:p>57.660</text:p>
          </table:table-cell>
          <table:table-cell office:value-type="float" office:value="8687.86" calcext:value-type="float">
            <text:p>8687.860</text:p>
          </table:table-cell>
          <table:table-cell office:value-type="float" office:value="1470.54" calcext:value-type="float">
            <text:p>1470.540</text:p>
          </table:table-cell>
          <table:table-cell table:formula="of:=51*60+18.46" office:value-type="float" office:value="3078.46" calcext:value-type="float">
            <text:p>3078.46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office:value-type="string" calcext:value-type="string">
            <text:p>8 HDD LVM, stride 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-hdd-stride-4-lvm-ext4-removed</text:p>
          </table:table-cell>
          <table:table-cell office:value-type="float" office:value="2.035" calcext:value-type="float">
            <text:p>2.035</text:p>
          </table:table-cell>
          <table:table-cell office:value-type="float" office:value="3.606" calcext:value-type="float">
            <text:p>3.606</text:p>
          </table:table-cell>
          <table:table-cell office:value-type="float" office:value="49.835" calcext:value-type="float">
            <text:p>49.835</text:p>
          </table:table-cell>
          <table:table-cell office:value-type="float" office:value="55.478" calcext:value-type="float">
            <text:p>55.478</text:p>
          </table:table-cell>
          <table:table-cell office:value-type="float" office:value="9697.8" calcext:value-type="float">
            <text:p>9697.800</text:p>
          </table:table-cell>
          <table:table-cell office:value-type="float" office:value="1714.78" calcext:value-type="float">
            <text:p>1714.780</text:p>
          </table:table-cell>
          <table:table-cell table:formula="of:=41*60+51.75" office:value-type="float" office:value="2511.75" calcext:value-type="float">
            <text:p>2511.7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ual SSD 256 GB</text:p>
          </table:table-cell>
          <table:table-cell table:style-name="ce5" office:value-type="string" calcext:value-type="string">
            <text:p>8 HDD LVM, stride 4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-hdd-stride-4-lvm-ext4</text:p>
          </table:table-cell>
          <table:table-cell office:value-type="float" office:value="2.041" calcext:value-type="float">
            <text:p>2.041</text:p>
          </table:table-cell>
          <table:table-cell office:value-type="float" office:value="3.637" calcext:value-type="float">
            <text:p>3.637</text:p>
          </table:table-cell>
          <table:table-cell office:value-type="float" office:value="48.426" calcext:value-type="float">
            <text:p>48.426</text:p>
          </table:table-cell>
          <table:table-cell office:value-type="float" office:value="54.105" calcext:value-type="float">
            <text:p>54.105</text:p>
          </table:table-cell>
          <table:table-cell office:value-type="float" office:value="10147.98" calcext:value-type="float">
            <text:p>10147.980</text:p>
          </table:table-cell>
          <table:table-cell office:value-type="float" office:value="2150.47" calcext:value-type="float">
            <text:p>2150.470</text:p>
          </table:table-cell>
          <table:table-cell table:formula="of:=1*3600+5*60+58" office:value-type="float" office:value="3958" calcext:value-type="float">
            <text:p>3958.000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Single 700 GB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8570-hdd-lvm-ext4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15*60+44.344" office:value-type="float" office:value="18944.344" calcext:value-type="float">
            <text:p>18944.344</text:p>
          </table:table-cell>
          <table:table-cell table:formula="of:=35*60+54.514" office:value-type="float" office:value="2154.514" calcext:value-type="float">
            <text:p>2154.514</text:p>
          </table:table-cell>
          <table:table-cell table:formula="of:=116*60+11.693" office:value-type="float" office:value="6971.693" calcext:value-type="float">
            <text:p>6971.693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md-raid10-hdd-mbt-ext4-tmpfs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46*60+27.993" office:value-type="float" office:value="8787.993" calcext:value-type="float">
            <text:p>8787.993</text:p>
          </table:table-cell>
          <table:table-cell table:formula="of:=24*60+16.355" office:value-type="float" office:value="1456.355" calcext:value-type="float">
            <text:p>1456.355</text:p>
          </table:table-cell>
          <table:table-cell table:formula="of:=58*60+21.974" office:value-type="float" office:value="3501.974" calcext:value-type="float">
            <text:p>3501.97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D RAID10</text:p>
          </table:table-cell>
          <table:table-cell office:value-type="string" calcext:value-type="string">
            <text:p>HDD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md-raid10-hdd-mbt-ext4-tmpfs-ccache</text:p>
          </table:table-cell>
          <table:table-cell office:value-type="float" office:value="2.006" calcext:value-type="float">
            <text:p>2.006</text:p>
          </table:table-cell>
          <table:table-cell office:value-type="float" office:value="11.451" calcext:value-type="float">
            <text:p>11.451</text:p>
          </table:table-cell>
          <table:table-cell table:formula="of:=1*60+25.011" office:value-type="float" office:value="85.011" calcext:value-type="float">
            <text:p>85.011</text:p>
          </table:table-cell>
          <table:table-cell table:formula="of:=1*60+38.469" office:value-type="float" office:value="98.469" calcext:value-type="float">
            <text:p>98.469</text:p>
          </table:table-cell>
          <table:table-cell table:formula="of:=176*60+43.892" office:value-type="float" office:value="10603.892" calcext:value-type="float">
            <text:p>10603.892</text:p>
          </table:table-cell>
          <table:table-cell table:formula="of:=38*60+15.091" office:value-type="float" office:value="2295.091" calcext:value-type="float">
            <text:p>2295.091</text:p>
          </table:table-cell>
          <table:table-cell table:formula="of:=80*60+26.711" office:value-type="float" office:value="4826.711" calcext:value-type="float">
            <text:p>4826.711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</text:p>
          </table:table-cell>
          <table:table-cell office:value-type="string" calcext:value-type="string">
            <text:p>8570-ssd-lvm-ext4+tmpfs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181*60+19.888" office:value-type="float" office:value="10879.888" calcext:value-type="float">
            <text:p>10879.888</text:p>
          </table:table-cell>
          <table:table-cell table:formula="of:=25*60+9.633" office:value-type="float" office:value="1509.633" calcext:value-type="float">
            <text:p>1509.633</text:p>
          </table:table-cell>
          <table:table-cell table:formula="of:=66*60+48.854" office:value-type="float" office:value="4008.854" calcext:value-type="float">
            <text:p>4008.854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8570w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ngle 220 GB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LVM</text:p>
          </table:table-cell>
          <table:table-cell office:value-type="string" calcext:value-type="string">
            <text:p>EXT4</text:p>
          </table:table-cell>
          <table:table-cell office:value-type="string" calcext:value-type="string">
            <text:p>TMPFS + .ccache</text:p>
          </table:table-cell>
          <table:table-cell office:value-type="string" calcext:value-type="string">
            <text:p>8570-ssd-lvm-ext4-tmpfs-ccache</text:p>
          </table:table-cell>
          <table:table-cell office:value-type="float" office:value="5.356" calcext:value-type="float">
            <text:p>5.356</text:p>
          </table:table-cell>
          <table:table-cell table:formula="of:=1*60+23.252" office:value-type="float" office:value="83.252" calcext:value-type="float">
            <text:p>83.252</text:p>
          </table:table-cell>
          <table:table-cell table:formula="of:=54.549" office:value-type="float" office:value="54.549" calcext:value-type="float">
            <text:p>54.549</text:p>
          </table:table-cell>
          <table:table-cell table:formula="of:=2*60+23.158" office:value-type="float" office:value="143.158" calcext:value-type="float">
            <text:p>143.158</text:p>
          </table:table-cell>
          <table:table-cell table:formula="of:=320*60+18.255" office:value-type="float" office:value="19218.255" calcext:value-type="float">
            <text:p>19218.255</text:p>
          </table:table-cell>
          <table:table-cell table:formula="of:=35*60+9.779" office:value-type="float" office:value="2109.779" calcext:value-type="float">
            <text:p>2109.779</text:p>
          </table:table-cell>
          <table:table-cell table:formula="of:=85*60+36.278" office:value-type="float" office:value="5136.278" calcext:value-type="float">
            <text:p>5136.278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10" table:number-columns-repeated="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ta-vdi-mbt-ext4</text:p>
          </table:table-cell>
          <table:table-cell table:style-name="ce10" office:value-type="float" office:value="0.587" calcext:value-type="float">
            <text:p>0.587</text:p>
          </table:table-cell>
          <table:table-cell table:style-name="ce10" office:value-type="float" office:value="4.093" calcext:value-type="float">
            <text:p>4.093</text:p>
          </table:table-cell>
          <table:table-cell table:style-name="ce10" office:value-type="float" office:value="20.857" calcext:value-type="float">
            <text:p>20.857</text:p>
          </table:table-cell>
          <table:table-cell table:style-name="ce10" office:value-type="float" office:value="25.267" calcext:value-type="float">
            <text:p>25.267</text:p>
          </table:table-cell>
          <table:table-cell office:value-type="float" office:value="9476.03" calcext:value-type="float">
            <text:p>9476.030</text:p>
          </table:table-cell>
          <table:table-cell office:value-type="float" office:value="2109" calcext:value-type="float">
            <text:p>2109.000</text:p>
          </table:table-cell>
          <table:table-cell table:formula="of:=1*3600+20*60+37" office:value-type="float" office:value="4837" calcext:value-type="float">
            <text:p>4837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piix3-sas-vdi-mbt-ext4</text:p>
          </table:table-cell>
          <table:table-cell table:style-name="ce10" office:value-type="float" office:value="0.684" calcext:value-type="float">
            <text:p>0.684</text:p>
          </table:table-cell>
          <table:table-cell table:style-name="ce10" office:value-type="float" office:value="3.396" calcext:value-type="float">
            <text:p>3.396</text:p>
          </table:table-cell>
          <table:table-cell table:style-name="ce10" office:value-type="float" office:value="13.703" calcext:value-type="float">
            <text:p>13.703</text:p>
          </table:table-cell>
          <table:table-cell table:style-name="ce10" office:value-type="float" office:value="17.784" calcext:value-type="float">
            <text:p>17.784</text:p>
          </table:table-cell>
          <table:table-cell office:value-type="float" office:value="9981.59" calcext:value-type="float">
            <text:p>9981.590</text:p>
          </table:table-cell>
          <table:table-cell office:value-type="float" office:value="2033.54" calcext:value-type="float">
            <text:p>2033.540</text:p>
          </table:table-cell>
          <table:table-cell table:formula="of:=1*3600+60*21+35" office:value-type="float" office:value="4895" calcext:value-type="float">
            <text:p>4895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ta-vdi-mbt-ext4</text:p>
          </table:table-cell>
          <table:table-cell table:style-name="ce10" office:value-type="float" office:value="0.719" calcext:value-type="float">
            <text:p>0.719</text:p>
          </table:table-cell>
          <table:table-cell table:style-name="ce10" office:value-type="float" office:value="2.042" calcext:value-type="float">
            <text:p>2.042</text:p>
          </table:table-cell>
          <table:table-cell table:style-name="ce10" office:value-type="float" office:value="15.473" calcext:value-type="float">
            <text:p>15.473</text:p>
          </table:table-cell>
          <table:table-cell table:style-name="ce10" office:value-type="float" office:value="18.234" calcext:value-type="float">
            <text:p>18.234</text:p>
          </table:table-cell>
          <table:table-cell office:value-type="float" office:value="9981.38" calcext:value-type="float">
            <text:p>9981.380</text:p>
          </table:table-cell>
          <table:table-cell office:value-type="float" office:value="2596.47" calcext:value-type="float">
            <text:p>2596.470</text:p>
          </table:table-cell>
          <table:table-cell table:formula="of:=1*3600+37*60+53" office:value-type="float" office:value="5873" calcext:value-type="float">
            <text:p>5873.0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z840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z840-vb-ich9-sas-vdi-mbt-ext4</text:p>
          </table:table-cell>
          <table:table-cell table:style-name="ce11" office:value-type="string" calcext:value-type="string" table:number-columns-spanned="9" table:number-rows-spanned="1">
            <text:p>not stable</text:p>
          </table:table-cell>
          <table:covered-table-cell table:number-columns-repeated="8"/>
          <table:table-cell table:number-columns-repeated="1005"/>
        </table:table-row>
        <table:table-row table:style-name="ro1">
          <table:table-cell table:number-columns-repeated="10"/>
          <table:table-cell table:style-name="ce11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S, PIIX3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s-piix3-mbt-ext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8570w V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ingle 40 GB, SATA, ICH9</text:p>
          </table:table-cell>
          <table:table-cell office:value-type="string" calcext:value-type="string">
            <text:p>VDI</text:p>
          </table:table-cell>
          <table:table-cell office:value-type="string" calcext:value-type="string">
            <text:p>MBT</text:p>
          </table:table-cell>
          <table:table-cell office:value-type="string" calcext:value-type="string">
            <text:p>EXT4</text:p>
          </table:table-cell>
          <table:table-cell/>
          <table:table-cell office:value-type="string" calcext:value-type="string">
            <text:p>8570-vb-sata-ich9-mbt-ext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* 8570w used 4.4.9-300.fc23 kernel while z840 used 3.10.0-327.18.2.el7 kernel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data" table:target-range-address="Sheet1.J3:Sheet1.S45" table:on-update-keep-styles="true" table:on-update-keep-size="false" table:orientation="column"/>
        <table:database-range table:name="__Anonymous_Sheet_DB__0" table:target-range-address="Sheet1.B4:Sheet1.S45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 style:data-style-name="N2" text:time-value="13:05:41.64502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Voltz</meta:initial-creator>
    <meta:creation-date>2016-05-18T09:14:55.574175779</meta:creation-date>
    <meta:generator>LibreOffice/5.2.0.4$Linux_X86_64 LibreOffice_project/066b007f5ebcc236395c7d282ba488bca6720265</meta:generator>
    <dc:date>2016-08-30T13:06:37.406361644</dc:date>
    <meta:editing-duration>P1DT4H53M22S</meta:editing-duration>
    <meta:editing-cycles>94</meta:editing-cycles>
    <dc:creator>Christopher Voltz</dc:creator>
    <meta:document-statistic meta:table-count="1" meta:cell-count="754" meta:object-count="0"/>
  </office:meta>
</office:document-meta>
</file>